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56" officeooo:paragraph-rsid="00015156"/>
    </style:style>
    <style:style style:name="P2" style:family="paragraph" style:parent-style-name="Standard">
      <style:text-properties officeooo:rsid="000493fe" officeooo:paragraph-rsid="000493fe"/>
    </style:style>
    <style:style style:name="P3" style:family="paragraph" style:parent-style-name="Standard">
      <style:text-properties officeooo:rsid="00056f65" officeooo:paragraph-rsid="00056f65"/>
    </style:style>
    <style:style style:name="P4" style:family="paragraph" style:parent-style-name="Standard">
      <style:text-properties officeooo:rsid="0005b3bb" officeooo:paragraph-rsid="0005b3bb"/>
    </style:style>
    <style:style style:name="P5" style:family="paragraph" style:parent-style-name="Standard">
      <style:text-properties officeooo:rsid="00056f65" officeooo:paragraph-rsid="00056f65"/>
    </style:style>
    <style:style style:name="T1" style:family="text">
      <style:text-properties officeooo:rsid="0002d700"/>
    </style:style>
    <style:style style:name="T2" style:family="text">
      <style:text-properties officeooo:rsid="0003bcf8"/>
    </style:style>
    <style:style style:name="T3" style:family="text">
      <style:text-properties officeooo:rsid="00056f65"/>
    </style:style>
    <style:style style:name="T4" style:family="text">
      <style:text-properties officeooo:rsid="0005bf2b"/>
    </style:style>
    <style:style style:name="T5" style:family="text">
      <style:text-properties officeooo:rsid="0006f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onentWillMount(){</text:p>
      <text:p text:style-name="P4"><text:tab/>////Chỉ Chạy 1 khi component được gọi </text:p>
      <text:p text:style-name="P4">}</text:p>
      <text:p text:style-name="P4">componentReceiveProps(<text:span text:style-name="T4">n</text:span>e<text:span text:style-name="T4">x</text:span>tProp<text:span text:style-name="T4">s</text:span>){</text:p>
      <text:p text:style-name="P4"><text:tab/>/////<text:span text:style-name="T4">Chị khi có props truyền vào</text:span></text:p>
      <text:p text:style-name="P4">}</text:p>
      <text:p text:style-name="P1">không tham số</text:p>
      <text:p text:style-name="P1">//</text:p>
      <text:p text:style-name="P1">onClick(){</text:p>
      <text:p text:style-name="P1">....</text:p>
      <text:p text:style-name="P1">}</text:p>
      <text:p text:style-name="P1">onClick={this.onClick}</text:p>
      <text:p text:style-name="P1">//</text:p>
      <text:p text:style-name="P1">có tham số dùng arrow <text:span text:style-name="T2">funcition</text:span></text:p>
      <text:p text:style-name="P1">onClick={()=&gt;{this.onClick(‘m’)}}</text:p>
      <text:p text:style-name="P1">//dùng <text:span text:style-name="T2">contruc vs b</text:span></text:p>
      <text:p text:style-name="P1">construcot(props){</text:p>
      <text:p text:style-name="P1"><text:tab/>supper(props);</text:p>
      <text:p text:style-name="P1"><text:tab/>this.onClick=this.onClick.bind(this)</text:p>
      <text:p text:style-name="P1">}</text:p>
      <text:p text:style-name="P1">onClick(){</text:p>
      <text:p text:style-name="P1">}</text:p>
      <text:p text:style-name="P1">onClick={this.onClick(‘m’)</text:p>
      <text:p text:style-name="P1">////////</text:p>
      <text:p text:style-name="P1">Không cần bind <text:span text:style-name="T1">nhưng dùng arrow function</text:span></text:p>
      <text:p text:style-name="P1">onClick=()=&gt;{</text:p>
      <text:p text:style-name="P1">...</text:p>
      <text:p text:style-name="P1">}</text:p>
      <text:p text:style-name="P1">onClick={this.onClick}</text:p>
      <text:p text:style-name="P1"/>
      <text:p text:style-name="P2">ref=”key”</text:p>
      <text:p text:style-name="P2">this.refs.”key”.”value”</text:p>
      <text:p text:style-name="P2">//<text:span text:style-name="T3">Cha</text:span></text:p>
      <text:p text:style-name="P3">onSetColor(params){</text:p>
      <text:p text:style-name="P3"/>
      <text:p text:style-name="P3">}</text:p>
      <text:p text:style-name="P3">onReceiveColor={this.onSetColor}</text:p>
      <text:p text:style-name="P3">//Con</text:p>
      <text:p text:style-name="P3">setActiveColor(color){</text:p>
      <text:p text:style-name="P3">this.props.onReceiveColor(color)</text:p>
      <text:p text:style-name="P3">}</text:p>
      <text:p text:style-name="P3">onClick={()=&gt;{this.setActiveColor(color)}</text:p>
      <text:p text:style-name="P3"/>
      <text:p text:style-name="P3">if(window.innerHTML&lt;<text:span text:style-name="T5">50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01:04.158283062</meta:creation-date>
    <meta:generator>LibreOffice/6.0.7.3$Linux_X86_64 LibreOffice_project/00m0$Build-3</meta:generator>
    <dc:date>2019-08-05T09:59:48.037460672</dc:date>
    <meta:editing-duration>PT1H27M52S</meta:editing-duration>
    <meta:editing-cycles>8</meta:editing-cycles>
    <meta:document-statistic meta:table-count="0" meta:image-count="0" meta:object-count="0" meta:page-count="1" meta:paragraph-count="41" meta:word-count="68" meta:character-count="674" meta:non-whitespace-character-count="642"/>
  </office:meta>
</office:document-meta>
</file>